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2.802cm"/>
    </style:style>
    <style:style style:name="gr2" style:family="graphic" style:parent-style-name="standard">
      <style:graphic-properties draw:textarea-horizontal-align="justify" draw:textarea-vertical-align="middle" draw:auto-grow-height="false" fo:min-height="0.893cm" fo:min-width="7.501cm"/>
    </style:style>
    <style:style style:name="gr3" style:family="graphic" style:parent-style-name="standard">
      <style:graphic-properties draw:textarea-horizontal-align="justify" draw:textarea-vertical-align="middle" draw:auto-grow-height="false" fo:min-height="2.036cm" fo:min-width="7.755cm"/>
    </style:style>
    <style:style style:name="gr4" style:family="graphic" style:parent-style-name="standard">
      <style:graphic-properties draw:textarea-horizontal-align="justify" draw:textarea-vertical-align="middle" draw:auto-grow-height="false" fo:min-height="5.973cm" fo:min-width="11.057cm"/>
    </style:style>
    <style:style style:name="gr5" style:family="graphic" style:parent-style-name="standard">
      <style:graphic-properties draw:textarea-horizontal-align="justify" draw:textarea-vertical-align="middle" draw:auto-grow-height="false" fo:min-height="1.782cm" fo:min-width="12.962cm"/>
    </style:style>
    <style:style style:name="P1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02cm" svg:height="2.413cm" svg:x="4.81cm" svg:y="2.27cm">
          <text:p text:style-name="P1">Asset</text:p>
          <text:p text:style-name="P1">Genera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001cm" svg:height="1.143cm" svg:x="1cm" svg:y="6.334cm">
          <text:p text:style-name="P1">Asset Cach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255cm" svg:height="2.286cm" svg:x="0.873cm" svg:y="9.763cm">
          <text:p text:style-name="P1">Asset Generator</text:p>
          <text:p text:style-name="P1">CLI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557cm" svg:height="6.223cm" svg:x="1.254cm" svg:y="14.462cm">
          <text:p text:style-name="P1">Task Generator CLI</text:p>
          <text:p text:style-name="P1"/>
          <text:p text:style-name="P1">Inputs: Asset Bundle,</text:p>
          <text:p text:style-name="P1">Generator config (e.g. number of tasks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255cm" svg:height="2.286cm" svg:x="1cm" svg:y="21.955cm">
          <text:p text:style-name="P1">SPARQL Task Runner</text:p>
          <text:p text:style-name="P1">(this could (should) be a fully generic component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255cm" svg:height="2.286cm" svg:x="1.127cm" svg:y="25.511cm">
          <text:p text:style-name="P1">Evaluator</text:p>
          <text:p text:style-name="P1">(may add information on workload level,</text:p>
          <text:p text:style-name="P1">but may also perform aggregation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3.462cm" svg:height="2.032cm" svg:x="9.763cm" svg:y="5.699cm">
          <text:p text:style-name="P1">Benchmark tailoring</text:p>
          <text:p text:style-name="P1"><text:span text:style-name="T1">E.g. </text:span>Predefined chart configs</text:p>
          <text:p text:style-name="P1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0T10:39:32.438532359</meta:creation-date>
    <dc:date>2019-02-20T10:48:17.721827019</dc:date>
    <meta:editing-duration>PT8M45S</meta:editing-duration>
    <meta:editing-cycles>2</meta:editing-cycles>
    <meta:generator>LibreOffice/6.0.7.3$Linux_X86_64 LibreOffice_project/00m0$Build-3</meta:generator>
    <meta:document-statistic meta:object-count="7"/>
  </office:meta>
</office:document-meta>
</file>